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1"/>
    </style:style>
    <style:style style:name="T3" style:family="text">
      <style:text-properties style:font-name="Times New Roman"/>
    </style:style>
    <style:style style:name="T4" style:family="text">
      <style:text-properties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2_17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7, FF 2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Hermine Jacoby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July 6, 1893</text:p>
      <text:p text:style-name="P6">Month<text:tab/><text:tab/><text:tab/><text:tab/><text:tab/><text:tab/>July</text:p>
      <text:p text:style-name="P6">Year<text:tab/><text:tab/><text:tab/><text:tab/><text:tab/><text:tab/>1893</text:p>
      <text:p text:style-name="P6">Hebrew Date<text:tab/><text:tab/><text:tab/><text:tab/><text:tab/></text:p>
      <text:p text:style-name="P6">Undated</text:p>
      <text:p text:style-name="P6">City<text:tab/><text:tab/><text:tab/><text:tab/><text:tab/><text:tab/>Chicago</text:p>
      <text:p text:style-name="P6">State<text:tab/><text:tab/><text:tab/><text:tab/><text:tab/><text:tab/>IL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4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Chicago July 6th 93./</text:p>
      <text:p text:style-name="P2">My dear Mr. Mora<text:span text:style-name="T2">ï</text:span><text:span text:style-name="T3">s./</text:span></text:p>
      <text:p text:style-name="P2"><text:span text:style-name="T3"><text:tab/>I wanted to tell/ you myself how happy I/ am over your prompt/ recovery. <text:s/>West as well as/ East all those who love/ you were deeply pained/ and worried to hear of/ your Sudden and dreadful/ attack of illness and how/ happy we all are of your/ prompt improvement/</text:span></text:p>
      <text:p text:style-name="P2"><text:span text:style-name="T3"><text:tab/>It seems to me a/ true dream that you/ will soon be in Chicago/</text:span></text:p>
      <text:p text:style-name="P2"><text:span text:style-name="T3"/></text:p>
      <text:p text:style-name="P2"><text:span text:style-name="T3">[Page 2]</text:span></text:p>
      <text:p text:style-name="P2"><text:span text:style-name="T3">I know what a great/ hebrew scholar you are./ <text:s/>Now, my great dear friend/ do you not remember to/ have read some where in/ the bible. <text:s/>That when some/ noble man, has devoted/ his life and efforts to/ all for a long life/ time and reaches an/ age, when sickness is/ often at his door and/ his strength of will/ far above his strength/ of body, that the time/ has come when he/ belongs to his children/ </text:span></text:p>
      <text:p text:style-name="P2"><text:span text:style-name="T3"/></text:p>
      <text:p text:style-name="P2"><text:soft-page-break/><text:span text:style-name="T3">[Page 3]</text:span></text:p>
      <text:p text:style-name="P4"><text:span text:style-name="T3">only</text:span><text:span text:style-name="T4">. <text:s/>He </text:span><text:span text:style-name="T3">must</text:span><text:span text:style-name="T4"> do exactly/ as </text:span><text:span text:style-name="T3">they wish yes</text:span><text:span text:style-name="T4"> even/ </text:span><text:span text:style-name="T3">obey</text:span><text:span text:style-name="T4">./</text:span></text:p>
      <text:p text:style-name="P4"><text:span text:style-name="T4"><text:tab/>Now if this article/ was not in your bible/ I am sure you have not/ the best edition./</text:span></text:p>
      <text:p text:style-name="P4"><text:span text:style-name="T4"><text:tab/>You must get/ real strong in Minneapolis/ then come to the/ World's Fair, where/ your eyes and mind/ will get feast never/ tasted before, never/ again./</text:span></text:p>
      <text:p text:style-name="P4"><text:span text:style-name="T4"><text:tab/>This exposition is/ so glorious, so sublime/ so beautiful, that/</text:span></text:p>
      <text:p text:style-name="P4"><text:span text:style-name="T4"/></text:p>
      <text:p text:style-name="P4"><text:span text:style-name="T4">[Page 4]</text:span></text:p>
      <text:p text:style-name="P4"><text:span text:style-name="T4">is so awed in perfect/ admiration./</text:span></text:p>
      <text:p text:style-name="P4"><text:span text:style-name="T4"><text:tab/>Give my love/ to all your dear family/ I will be so glad to/ see you all./ <text:s/></text:span></text:p>
      <text:p text:style-name="P4"><text:span text:style-name="T4"><text:tab/>With most/ loving greetings/ </text:span></text:p>
      <text:p text:style-name="P4"><text:span text:style-name="T4"><text:tab/>Your devoted/ young friend/ Hermine Jacoby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4T15:24:43.60</meta:creation-date>
    <meta:document-statistic meta:table-count="0" meta:image-count="0" meta:object-count="0" meta:page-count="3" meta:paragraph-count="77" meta:word-count="418" meta:character-count="2603"/>
    <dc:date>2011-12-14T15:31:17.75</dc:date>
    <dc:creator>Penn Libraries</dc:creator>
    <meta:editing-duration>PT00H06M34S</meta:editing-duration>
    <meta:editing-cycles>1</meta:editing-cycles>
    <meta:generator>OpenOffice.org/3.2$Win32 OpenOffice.org_project/320m12$Build-9483</meta:generator>
  </office:meta>
</office:document-meta>
</file>